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_Criando e excluíndo usuários_</text:p>
      <text:p text:style-name="Standard"/>
      <text:p text:style-name="Standard">sudo useradd joao.silva &gt; cria usuario</text:p>
      <text:p text:style-name="Standard">sudo userdell =f joao.silva &gt; exclui usuario</text:p>
      <text:p text:style-name="Standard"/>
      <text:p text:style-name="Standard">sudo useradd joao.silva -m -c "João da Silva"</text:p>
      <text:p text:style-name="Standard">-m &gt; cria pasta home</text:p>
      <text:p text:style-name="Standard">-c &gt; cadastra nome completo</text:p>
      <text:p text:style-name="Standard"/>
      <text:p text:style-name="Standard">sudo passwd joao.silva &gt; cadastra senha pra usuario</text:p>
      <text:p text:style-name="Standard"/>
      <text:p text:style-name="Standard">sudo chsh -s /bin/bash joao.silva &gt; seta o shell padrão para o usuário</text:p>
      <text:p text:style-name="Standard"/>
      <text:p text:style-name="Standard">sudo userdel -r -f joao.silva</text:p>
      <text:p text:style-name="Standard">-r &gt; Remove diretório home do usuário</text:p>
      <text:p text:style-name="Standard"/>
      <text:p text:style-name="Standard">sudo useradd joao.silva -m -c "João da Silva -s /bin/bash</text:p>
      <text:p text:style-name="Standard">-s &gt; seta o shell padrão para o usuário</text:p>
      <text:p text:style-name="Standard"/>
      <text:p text:style-name="Standard"/>
      <text:p text:style-name="Standard">***************************</text:p>
      <text:p text:style-name="Standard"/>
      <text:p text:style-name="Standard">_Editando informações do usuário_</text:p>
      <text:p text:style-name="Standard"/>
      <text:p text:style-name="Standard">useradd guest -c "Convidado" -m -e 26/06/2022</text:p>
      <text:p text:style-name="Standard">Cria usuário com acesso limitado, que expirará em determinado período</text:p>
      <text:p text:style-name="Standard"/>
      <text:p text:style-name="Standard">usermod guest -s /bin/bash &gt; altera dados do usuário, modificando shell</text:p>
      <text:p text:style-name="Standard"/>
      <text:p text:style-name="Standard">passwd guest -e &gt; Define expiração de senha do usuário</text:p>
      <text:p text:style-name="Standard"/>
      <text:p text:style-name="Standard">sudo cat /etc/passwd &gt; abre arquivo contendo lista de usuários criados</text:p>
      <text:p text:style-name="Standard"/>
      <text:p text:style-name="Standard">sudo usermod guest -c "Convidado Especial" &gt; altera a descrição/nome/comentário</text:p>
      <text:p text:style-name="Standard"/>
      <text:p text:style-name="Standard">***************************</text:p>
      <text:p text:style-name="Standard"/>
      <text:p text:style-name="Standard">_Shell Script - Criando usuários em lote_</text:p>
      <text:p text:style-name="Standard"/>
      <text:p text:style-name="Standard">sudo useradd convidado -c "Convidado Especial" -s /bin/bash -m -p $(openssl passwd -crypt Senha123)</text:p>
      <text:p text:style-name="Standard">Adiciona um novo usuário e já define uma senha encriptada</text:p>
      <text:p text:style-name="Standard"/>
      <text:p text:style-name="Standard">sudo nano criar_user.sh &gt; criar novo arquivo de script para execução de comandos</text:p>
      <text:p text:style-name="Standard"/>
      <text:p text:style-name="Standard">Estrutura de script:</text:p>
      <text:p text:style-name="Standard"/>
      <text:p text:style-name="Standard">-----------------</text:p>
      <text:p text:style-name="Standard">#!/bin/bash</text:p>
      <text:p text:style-name="Standard"/>
      <text:p text:style-name="Standard">echo "Criando usuários do sistema..."</text:p>
      <text:p text:style-name="Standard"><text:soft-page-break/></text:p>
      <text:p text:style-name="Standard">sudo useradd guest01 -c "Guest Number One" -s /bin/bash -m -p $(openssl passwd -crypt PassWord123)</text:p>
      <text:p text:style-name="Standard">passwd guest01 -e</text:p>
      <text:p text:style-name="Standard"/>
      <text:p text:style-name="Standard">sudo useradd guest02 -c "Guest Number One" -s /bin/bash -m -p $(openssl passwd -crypt PassWord123)</text:p>
      <text:p text:style-name="Standard">passwd guest02 -e</text:p>
      <text:p text:style-name="Standard"/>
      <text:p text:style-name="Standard">sudo useradd guest03 -c "Guest Number One" -s /bin/bash -m -p $(openssl passwd -crypt PassWord123)</text:p>
      <text:p text:style-name="Standard">passwd guest03 -e</text:p>
      <text:p text:style-name="Standard"/>
      <text:p text:style-name="Standard">echo "Finalizado!"</text:p>
      <text:p text:style-name="Standard">------------</text:p>
      <text:p text:style-name="Standard"/>
      <text:p text:style-name="Standard">sudo chmod +x criar_user.sh &gt; Define permissão de execução do arquivo</text:p>
      <text:p text:style-name="Standard"/>
      <text:p text:style-name="Standard">sudo ./criar_user.sh &gt; executa o arquivo</text:p>
      <text:p text:style-name="Standard"/>
      <text:p text:style-name="Standard">***********************************</text:p>
      <text:p text:style-name="Standard"/>
      <text:p text:style-name="Standard">_Adicionando usuários a grupos_</text:p>
      <text:p text:style-name="Standard"/>
      <text:p text:style-name="Standard">sudo useradd mariana -c "Mariana Silva" -s /bin/bash -m -p $(openssl passwd -crypt PassWord123)</text:p>
      <text:p text:style-name="Standard"/>
      <text:p text:style-name="Standard">sudo cat /etc/group &gt; abre arquivo contendo lista de grupos de usuários criados</text:p>
      <text:p text:style-name="Standard"/>
      <text:p text:style-name="Standard">usermod </text:p>
      <text:p text:style-name="Standard">comando para alterações em configurações de usuario</text:p>
      <text:p text:style-name="Standard"/>
      <text:p text:style-name="Standard">usermod -G adm,sudo mariana &gt; adiciona usuaria a grupos administradores</text:p>
      <text:p text:style-name="Standard"/>
      <text:p text:style-name="Standard">***************************</text:p>
      <text:p text:style-name="Standard"/>
      <text:p text:style-name="Standard">_Criado novos grupos_</text:p>
      <text:p text:style-name="Standard"/>
      <text:p text:style-name="Standard">groupadd GRP_ADM &gt; cria grupo</text:p>
      <text:p text:style-name="Standard">groupadd GRP_VEN</text:p>
      <text:p text:style-name="Standard">groupdel GRP_VEN &gt; remove grupo</text:p>
      <text:p text:style-name="Standard">sudo cat /etc/group </text:p>
      <text:p text:style-name="Standard"/>
      <text:p text:style-name="Standard">sudo useradd mariana -c "Mariana Silva" -s /bin/bash -m -p $(openssl passwd -crypt PassWord123) -G GRP_ADM &gt; adicionado usuario e adicionado usuário ao grupo </text:p>
      <text:p text:style-name="Standard"/>
      <text:p text:style-name="Standard">usermod -G GRP_VEN mariana &gt; remove dos grupos que estava vinculada e adiciona vínculo soemnte ao grupo GRP_VEN. </text:p>
      <text:p text:style-name="Standard"/>
      <text:p text:style-name="Standard">gpasswd -d mariana sudo &gt; remove usuario do grupo sudo</text:p>
      <text:p text:style-name="Standard">-d &gt; remove usuario de somente um grupo</text:p>
      <text:p text:style-name="Standard"/>
      <text:p text:style-name="Standard">****************</text:p>
      <text:p text:style-name="Standard"><text:soft-page-break/></text:p>
      <text:p text:style-name="Standard">_Conhecendo o sistema de permissões_</text:p>
      <text:p text:style-name="Standard"/>
      <text:p text:style-name="Standard">R W X<text:tab/>R W X<text:tab/>R W X<text:tab/></text:p>
      <text:p text:style-name="Standard">DONO<text:tab/>GRUPO<text:tab/>OUTROS</text:p>
      <text:p text:style-name="Standard"/>
      <text:p text:style-name="Standard">R - Read</text:p>
      <text:p text:style-name="Standard">W - Write</text:p>
      <text:p text:style-name="Standard">E - Execute (executar ou abrir)</text:p>
      <text:p text:style-name="Standard"/>
      <text:p text:style-name="Standard">DONO = Dono do diretório</text:p>
      <text:p text:style-name="Standard">GRUPO = Grupo de usuários</text:p>
      <text:p text:style-name="Standard">OUTROS = usuários que não são donos e não estão no grupo</text:p>
      <text:p text:style-name="Standard"/>
      <text:p text:style-name="Standard">r-x &gt; o usuário pode ler e executar/abrir, mas não pode escrever/gravar</text:p>
      <text:p text:style-name="Standard"/>
      <text:p text:style-name="Standard">chown &gt; change owner, muda a propriedade de arquivo ou pasta de um usuário para outro</text:p>
      <text:p text:style-name="Standard"/>
      <text:p text:style-name="Standard">chown debora:GRP_ADM /adm/ &gt; muda propriedade da pasta adm, tornando donos dessa pasta usuario debora e grupo GRP_ADM</text:p>
      <text:p text:style-name="Standard"/>
      <text:p text:style-name="Standard">chown mariana:GRP_VEN /ven/</text:p>
      <text:p text:style-name="Standard"/>
      <text:p text:style-name="Standard">********************</text:p>
      <text:p text:style-name="Standard"/>
      <text:p text:style-name="Standard">_Alterando as permissões de um diretório - arquivo_</text:p>
      <text:p text:style-name="Standard"/>
      <text:p text:style-name="Standard">Leitura (R): 4</text:p>
      <text:p text:style-name="Standard">Gravação (W): 2</text:p>
      <text:p text:style-name="Standard">Execução (X): 1</text:p>
      <text:p text:style-name="Standard">Nenhuma: 0</text:p>
      <text:p text:style-name="Standard"/>
      <text:p text:style-name="Standard">chmod 750 /adm/ </text:p>
      <text:p text:style-name="Standard">define permissão total para o dono, persmissão de leitura e execução para o grupo e nenhuma permissão para os demais.</text:p>
      <text:p text:style-name="Standard"/>
      <text:p text:style-name="Standard">chmod 775 /ven/</text:p>
      <text:p text:style-name="Standard">define permissão total para o dono e para o grupo e permissão de leitura e execução para os demais</text:p>
      <text:p text:style-name="Standard"/>
      <text:p text:style-name="Standard">chown root:GRP_ADM texto-adm.txt</text:p>
      <text:p text:style-name="Standard">muda propriedade do arquivo, tornando donos desse arquivo o usuário root e grupo GRP_ADM</text:p>
      <text:p text:style-name="Standard"/>
      <text:p text:style-name="Standard">chmod 750 texto-adm.txt</text:p>
      <text:p text:style-name="Standard">define permissão total para o dono, permissão de leitura e execução para o grupo e nenhuma permissão para os demais</text:p>
      <text:p text:style-name="Standard"/>
      <text:p text:style-name="Standard">chmod 777 /publica/</text:p>
      <text:p text:style-name="Standard">define permissão total para todos na pasta</text:p>
      <text:p text:style-name="Standard"/>
      <text:p text:style-name="Standard"/>
      <text:p text:style-name="Standard">********************************</text:p>
      <text:p text:style-name="Standard"/>
      <text:p text:style-name="Standard"><text:soft-page-break/>_Entendendo melhor as pemissões de execução para scrits_</text:p>
      <text:p text:style-name="Standard"/>
      <text:p text:style-name="Standard">nano date.sh</text:p>
      <text:p text:style-name="Standard">chmod 744 date.sh &gt; define permissões totais para o dono, e somente leitura para grupo e demais.</text:p>
      <text:p text:style-name="Standard"/>
      <text:p text:style-name="Standard">chmod +x date.sh &gt; adiciona permissão de execução para o dono</text:p>
      <text:p text:style-name="Standard">chmod -x date.sh &gt; remove permissão de execução para o don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08:18:46.417000000</dc:date>
    <meta:editing-duration>PT10H38M47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92" meta:word-count="675" meta:character-count="4232" meta:non-whitespace-character-count="3643"/>
  </office:meta>
</office:document-meta>
</file>